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fo:min-height="2.023cm"/>
      <style:paragraph-properties style:writing-mode="lr-tb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0.034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399cm" svg:y1="1cm" svg:x2="13.3cm" svg:y2="20.5cm">
          <text:p/>
        </draw:line>
        <draw:line draw:style-name="gr1" draw:text-style-name="P1" draw:layer="layout" svg:x1="14.099cm" svg:y1="1cm" svg:x2="14cm" svg:y2="20.5cm">
          <text:p/>
        </draw:line>
        <draw:line draw:style-name="gr1" draw:text-style-name="P1" draw:layer="layout" svg:x1="16.699cm" svg:y1="1cm" svg:x2="16.6cm" svg:y2="20.5cm">
          <text:p/>
        </draw:line>
        <draw:line draw:style-name="gr1" draw:text-style-name="P1" draw:layer="layout" svg:x1="19.199cm" svg:y1="1cm" svg:x2="19.1cm" svg:y2="20.5cm">
          <text:p/>
        </draw:line>
        <draw:line draw:style-name="gr1" draw:text-style-name="P1" draw:layer="layout" svg:x1="21.699cm" svg:y1="1cm" svg:x2="21.6cm" svg:y2="20.5cm">
          <text:p/>
        </draw:line>
        <draw:line draw:style-name="gr1" draw:text-style-name="P1" draw:layer="layout" svg:x1="14.799cm" svg:y1="1cm" svg:x2="14.7cm" svg:y2="20.5cm">
          <text:p/>
        </draw:line>
        <draw:line draw:style-name="gr1" draw:text-style-name="P1" draw:layer="layout" svg:x1="24.199cm" svg:y1="1cm" svg:x2="24.1cm" svg:y2="20.5cm">
          <text:p/>
        </draw:line>
        <draw:line draw:style-name="gr1" draw:text-style-name="P1" draw:layer="layout" svg:x1="11.499cm" svg:y1="1cm" svg:x2="11.4cm" svg:y2="20.5cm">
          <text:p/>
        </draw:line>
        <draw:line draw:style-name="gr1" draw:text-style-name="P1" draw:layer="layout" svg:x1="8.999cm" svg:y1="1cm" svg:x2="8.9cm" svg:y2="20.5cm">
          <text:p/>
        </draw:line>
        <draw:line draw:style-name="gr1" draw:text-style-name="P1" draw:layer="layout" svg:x1="6.499cm" svg:y1="1cm" svg:x2="6.4cm" svg:y2="20.5cm">
          <text:p/>
        </draw:line>
        <draw:line draw:style-name="gr1" draw:text-style-name="P1" draw:layer="layout" svg:x1="3.999cm" svg:y1="1cm" svg:x2="3.9cm" svg:y2="20.5cm">
          <text:p/>
        </draw:line>
        <draw:line draw:style-name="gr1" draw:text-style-name="P1" draw:layer="layout" svg:x1="1cm" svg:y1="11cm" svg:x2="27.001cm" svg:y2="11cm">
          <text:p/>
        </draw:line>
        <draw:custom-shape draw:style-name="gr2" draw:text-style-name="P2" draw:layer="layout" svg:width="0.3cm" svg:height="0.3cm" svg:x="2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1.5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1.501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.001cm" svg:y="10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.001cm" svg:y="10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6.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1.3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8.8cm" svg:y="10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6.3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3.801cm" svg:y="1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2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4.6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6.5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1.3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4cm" svg:height="2.615cm" svg:x="2.778cm" svg:y="10.144cm">
          <draw:text-box>
            <text:p><text:span text:style-name="T1">TO-264/247</text:span></text:p>
          </draw:text-box>
        </draw:frame>
        <draw:line draw:style-name="gr1" draw:text-style-name="P1" draw:layer="layout" svg:x1="1cm" svg:y1="9.6cm" svg:x2="27.001cm" svg:y2="9.6cm">
          <text:p/>
        </draw:line>
        <draw:line draw:style-name="gr1" draw:text-style-name="P1" draw:layer="layout" svg:x1="1cm" svg:y1="12.6cm" svg:x2="27.001cm" svg:y2="12.6cm">
          <text:p/>
        </draw:line>
        <draw:line draw:style-name="gr1" draw:text-style-name="P1" draw:layer="layout" svg:x1="1cm" svg:y1="14.3cm" svg:x2="27.001cm" svg:y2="14.3cm">
          <text:p/>
        </draw:line>
        <draw:line draw:style-name="gr1" draw:text-style-name="P1" draw:layer="layout" svg:x1="1cm" svg:y1="7.9cm" svg:x2="27.001cm" svg:y2="7.9cm">
          <text:p/>
        </draw:line>
        <draw:frame draw:style-name="gr3" draw:text-style-name="P3" draw:layer="layout" svg:width="2.64cm" svg:height="2.615cm" svg:x="5.178cm" svg:y="10.145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7.778cm" svg:y="10.146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10.178cm" svg:y="10.146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15.578cm" svg:y="10.145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17.978cm" svg:y="10.146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20.578cm" svg:y="10.147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22.978cm" svg:y="10.147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2.615cm" svg:x="11.681cm" svg:y="11.449cm">
          <draw:text-box>
            <text:p><text:span text:style-name="T1">TO-220/126 Driver</text:span></text:p>
          </draw:text-box>
        </draw:frame>
        <draw:frame draw:style-name="gr3" draw:text-style-name="P5" draw:layer="layout" svg:width="2.64cm" svg:height="2.615cm" svg:x="13.681cm" svg:y="11.45cm">
          <draw:text-box>
            <text:p text:style-name="P4"><text:span text:style-name="T1">TO-220/126 Driver</text:span></text:p>
          </draw:text-box>
        </draw:frame>
        <draw:frame draw:style-name="gr3" draw:text-style-name="P3" draw:layer="layout" svg:width="2.64cm" svg:height="2.615cm" svg:x="10.281cm" svg:y="7.854cm">
          <draw:text-box>
            <text:p><text:span text:style-name="T1">TO-220/126 Bias Servo (Split Block)</text:span></text:p>
          </draw:text-box>
        </draw:frame>
        <draw:frame draw:style-name="gr3" draw:text-style-name="P3" draw:layer="layout" svg:width="2.64cm" svg:height="2.615cm" svg:x="15.481cm" svg:y="7.856cm">
          <draw:text-box>
            <text:p><text:span text:style-name="T1">TO-220/126 Bias Servo (Split Block)</text:span></text:p>
          </draw:text-box>
        </draw:frame>
        <draw:frame draw:style-name="gr4" draw:text-style-name="P6" draw:layer="layout" svg:width="4.345cm" svg:height="3.009cm" svg:x="20.023cm" svg:y="2.791cm">
          <draw:text-box>
            <text:p><text:span text:style-name="T1">Heatsink Drill Template. <text:s/>All tap for M3 or 4-40</text:span></text:p>
            <text:p><text:span text:style-name="T1"/></text:p>
            <text:p><text:span text:style-name="T1">Remove drill and tap burrs using fine sandpaper to prevent contact with transistor</text:span></text:p>
          </draw:text-box>
        </draw:frame>
        <draw:line draw:style-name="gr1" draw:text-style-name="P1" draw:layer="layout" svg:x1="2.499cm" svg:y1="1cm" svg:x2="2.4cm" svg:y2="20.5cm">
          <text:p/>
        </draw:line>
        <draw:line draw:style-name="gr1" draw:text-style-name="P1" draw:layer="layout" svg:x1="25.699cm" svg:y1="1cm" svg:x2="25.6cm" svg:y2="20.5cm">
          <text:p/>
        </draw:line>
        <draw:custom-shape draw:style-name="gr5" draw:text-style-name="P2" draw:layer="layout" svg:width="0.4cm" svg:height="0.4cm" svg:x="2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25.4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2.201cm" svg:y="1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25.401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001cm" svg:y1="19.8cm" svg:x2="27.002cm" svg:y2="19.8cm">
          <text:p/>
        </draw:line>
        <draw:frame draw:style-name="gr3" draw:text-style-name="P3" draw:layer="layout" svg:width="3.021cm" svg:height="2.615cm" svg:x="1.281cm" svg:y="12.963cm">
          <draw:text-box>
            <text:p><text:span text:style-name="T1">PCB Mounting hole</text:span></text:p>
          </draw:text-box>
        </draw:frame>
        <draw:frame draw:style-name="gr3" draw:text-style-name="P3" draw:layer="layout" svg:width="3.021cm" svg:height="2.615cm" svg:x="24.141cm" svg:y="12.938cm">
          <draw:text-box>
            <text:p><text:span text:style-name="T1">PCB Mounting hole</text:span></text:p>
          </draw:text-box>
        </draw:frame>
        <draw:frame draw:style-name="gr3" draw:text-style-name="P3" draw:layer="layout" svg:width="3.021cm" svg:height="2.615cm" svg:x="24.241cm" svg:y="18.578cm">
          <draw:text-box>
            <text:p><text:span text:style-name="T1">PCB Mounting hole</text:span></text:p>
          </draw:text-box>
        </draw:frame>
        <draw:frame draw:style-name="gr3" draw:text-style-name="P3" draw:layer="layout" svg:width="3.021cm" svg:height="2.615cm" svg:x="1.154cm" svg:y="18.578cm">
          <draw:text-box>
            <text:p><text:span text:style-name="T1">PCB Mounting hole</text:span></text:p>
          </draw:text-box>
        </draw:frame>
        <draw:frame draw:style-name="gr3" draw:text-style-name="P8" draw:layer="layout" svg:width="4.445cm" svg:height="2.615cm" svg:x="11.849cm" svg:y="9.719cm">
          <draw:text-box>
            <text:p text:style-name="P7"><text:span text:style-name="T1">TO-220/126 Bias Servo (Common Block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0T11:49:22.114000000</meta:creation-date>
    <dc:date>2020-10-24T19:59:48.888000000</dc:date>
    <meta:editing-duration>PT3H25M19S</meta:editing-duration>
    <meta:editing-cycles>13</meta:editing-cycles>
    <meta:generator>LibreOffice/6.4.2.2$Windows_X86_64 LibreOffice_project/4e471d8c02c9c90f512f7f9ead8875b57fcb1ec3</meta:generator>
    <meta:document-statistic meta:object-count="57"/>
  </office:meta>
</office:document-meta>
</file>